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Reflection of 03/03/16</text:p>
      <text:p text:style-name="Standard"/>
      <text:p text:style-name="Standard">Today we learned Java variables and if/else statements and data types</text:p>
      <text:p text:style-name="Standard">made 2 programs too</text:p>
      <text:p text:style-name="Standard"/>
      <text:p text:style-name="Standard">I got a 97% on my test, because I missed the link statements</text:p>
      <text:p text:style-name="Standard"/>
      <text:p text:style-name="Standard">&lt;link ref=”stylesheet” type=”text/css” href=”styles.css”&gt;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04T07:53:57.97</meta:creation-date>
    <meta:document-statistic meta:table-count="0" meta:image-count="0" meta:object-count="0" meta:page-count="1" meta:paragraph-count="5" meta:word-count="35" meta:character-count="227"/>
    <dc:date>2016-03-04T08:13:39.36</dc:date>
    <meta:editing-duration>PT4M31S</meta:editing-duration>
    <meta:editing-cycles>1</meta:editing-cycles>
    <meta:generator>OpenOffice/4.1.2$Win32 OpenOffice.org_project/412m3$Build-9782</meta:generator>
  </office:meta>
</office:document-meta>
</file>